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margin-top="0cm" fo:margin-bottom="0.25cm">
        <style:tab-stops>
          <style:tab-stop style:position="7.646cm"/>
        </style:tab-stops>
      </style:paragraph-properties>
    </style:style>
    <style:style style:name="P2" style:family="paragraph" style:parent-style-name="Text_20_body">
      <style:paragraph-properties fo:margin-top="0cm" fo:margin-bottom="0.25cm"/>
    </style:style>
    <style:style style:name="P3" style:family="paragraph" style:parent-style-name="Text_20_body">
      <style:paragraph-properties fo:text-align="center" style:justify-single-word="false"/>
    </style:style>
    <style:style style:name="P4" style:family="paragraph" style:parent-style-name="Text_20_body" style:list-style-name="L1"/>
    <style:style style:name="P5" style:family="paragraph" style:parent-style-name="Text_20_body" style:list-style-name="WWNum1"/>
    <style:style style:name="P6" style:family="paragraph" style:parent-style-name="Text_20_body" style:list-style-name="WWNum2"/>
    <style:style style:name="P7" style:family="paragraph" style:parent-style-name="Text_20_body" style:list-style-name="WWNum3">
      <style:paragraph-properties>
        <style:tab-stops>
          <style:tab-stop style:position="7.646cm"/>
        </style:tab-stops>
      </style:paragraph-properties>
    </style:style>
    <style:style style:name="P8" style:family="paragraph" style:parent-style-name="Text_20_body" style:list-style-name="WWNum3">
      <style:paragraph-properties fo:margin-top="0cm" fo:margin-bottom="0.25cm">
        <style:tab-stops>
          <style:tab-stop style:position="7.646cm"/>
        </style:tab-stops>
      </style:paragraph-properties>
    </style:style>
    <style:style style:name="P9" style:family="paragraph" style:parent-style-name="Standard" style:list-style-name="WWNum3">
      <style:paragraph-properties fo:margin-top="0cm" fo:margin-bottom="0.25cm"/>
    </style:style>
    <style:style style:name="P10" style:family="paragraph" style:parent-style-name="Standard" style:list-style-name="WWNum3">
      <style:paragraph-properties fo:margin-top="0cm" fo:margin-bottom="0.25cm">
        <style:tab-stops>
          <style:tab-stop style:position="7.646cm"/>
        </style:tab-stops>
      </style:paragraph-properties>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ing_20_2">
      <style:paragraph-properties fo:margin-top="0cm" fo:margin-bottom="0.2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2678801646418102" text:style-name="Outline">
        <text:list-item>
          <text:h text:style-name="P11" text:outline-level="1"><text:bookmark-start text:name="_Hlk67992579"/>Projektplanung Bodyfitness – Fitnessplan</text:h>
        </text:list-item>
      </text:list>
      <text:p text:style-name="P3"/>
      <text:list xml:id="list29355641" text:continue-numbering="true" text:style-name="Outline">
        <text:list-item>
          <text:list>
            <text:list-item>
              <text:h text:style-name="Heading_20_2" text:outline-level="2">Brainstorming</text:h>
            </text:list-item>
          </text:list>
        </text:list-item>
      </text:list>
      <text:list xml:id="list4936237486059872997" text:style-name="L1">
        <text:list-item>
          <text:p text:style-name="P4">Erfassung von Daten des Users, Gewicht, Größe, Geschlecht, Alter</text:p>
        </text:list-item>
        <text:list-item>
          <text:p text:style-name="P4">Erfassung von Änderungen pro Tag wie Gewicht, Kalorienverbrauch und Aktivität</text:p>
        </text:list-item>
        <text:list-item>
          <text:p text:style-name="P4">Anzeige der täglichen Daten in einer Liste</text:p>
        </text:list-item>
        <text:list-item>
          <text:p text:style-name="P4">Speichern, Ändern und löschen der Einträge</text:p>
        </text:list-item>
        <text:list-item>
          <text:p text:style-name="P4">exportieren und speichern der Date in einer CSV-Datei</text:p>
        </text:list-item>
        <text:list-item>
          <text:p text:style-name="P4">verwalten der Daten von Fitnessplan und Person in einer mySQL-Datenbank</text:p>
        </text:list-item>
        <text:list-item>
          <text:p text:style-name="P4">Drucken des Fitnessplans</text:p>
        </text:list-item>
        <text:list-item>
          <text:p text:style-name="P4">User-Verwaltung mit Anlegen und Löschen von Benutzern</text:p>
        </text:list-item>
        <text:list-item>
          <text:p text:style-name="P4">Login mit User-Name und Passwort und zurücksetzen über E-Mail-Adresse</text:p>
        </text:list-item>
        <text:list-item>
          <text:p text:style-name="P4">Aktivitäten in Schwimmen, Laufen, Treppensteigen etc. selektieren</text:p>
        </text:list-item>
        <text:list-item>
          <text:p text:style-name="P4">Anzeige Gewichtsdifferenz zum Ausgangsgewicht und BMI</text:p>
        </text:list-item>
      </text:list>
      <text:list xml:id="list29361010" text:continue-list="list29355641" text:style-name="Outline">
        <text:list-item>
          <text:list>
            <text:list-item>
              <text:h text:style-name="Heading_20_2" text:outline-level="2">Sortieren des Brainstormings</text:h>
            </text:list-item>
          </text:list>
        </text:list-item>
      </text:list>
      <text:list xml:id="list29352741" text:continue-list="list4936237486059872997" text:style-name="L1">
        <text:list-item>
          <text:p text:style-name="P4">Erfassung von Daten des Users, Gewicht, Größe, Geschlecht, Alter</text:p>
        </text:list-item>
        <text:list-item>
          <text:p text:style-name="P4">verwalten der Daten von Fitnessplan und Person in einer mySQL-Datenbank</text:p>
        </text:list-item>
        <text:list-item>
          <text:p text:style-name="P4">Erfassung von Änderungen pro Tag wie Gewicht, Kalorienverbrauch und Aktivität</text:p>
        </text:list-item>
        <text:list-item>
          <text:p text:style-name="P4">Anzeige der täglichen Daten in einer Liste</text:p>
        </text:list-item>
        <text:list-item>
          <text:p text:style-name="P4">Speichern, Ändern und löschen der Einträge</text:p>
        </text:list-item>
        <text:list-item>
          <text:p text:style-name="P4">Anzeige Gewichtsdifferenz zum Ausgangsgewicht und aktueller BMI</text:p>
        </text:list-item>
        <text:list-item>
          <text:p text:style-name="P4">Aktivitäten werden erfasst aber nicht aufgesplittet</text:p>
        </text:list-item>
        <text:list-item>
          <text:p text:style-name="P4">exportieren und speichern der Datei in einer CSV-Datei und Ausgabe auf der Console</text:p>
        </text:list-item>
        <text:list-item>
          <text:p text:style-name="P4">Anlegen neuer Benutzer</text:p>
        </text:list-item>
        <text:list-item>
          <text:p text:style-name="P4">Login mit Name ohne Passwort</text:p>
        </text:list-item>
      </text:list>
      <text:list xml:id="list29360827" text:continue-list="list29361010" text:style-name="Outline">
        <text:list-item>
          <text:list>
            <text:list-item>
              <text:h text:style-name="Heading_20_2" text:outline-level="2"><text:soft-page-break/></text:h>
            </text:list-item>
            <text:list-item>
              <text:h text:style-name="Heading_20_2" text:outline-level="2"/>
            </text:list-item>
            <text:list-item>
              <text:h text:style-name="Heading_20_2" text:outline-level="2"/>
            </text:list-item>
            <text:list-item>
              <text:h text:style-name="Heading_20_2" text:outline-level="2">Allgemeine Beschreibung</text:h>
            </text:list-item>
          </text:list>
        </text:list-item>
      </text:list>
      <text:p text:style-name="Standard">Das Programm BodyFitness ist eine Anwendung, die dazu dient das Gewicht, die Kalorienaufnahme und Aktivität des Users pro Tag zu speichern. Am Anfang des Programms wird der Benutzer nach seinem Namen gefragt. Gibt es noch keinen Benutzer oder hat er seinen Namen vergessen, so kann er einen neuen User anlegen und beim nächsten Programmstart, den Fitnessplan erstellen. Die Anlage mehrerer Benutzer ist möglich.</text:p>
      <text:list xml:id="list29350246" text:continue-numbering="true" text:style-name="Outline">
        <text:list-item>
          <text:list>
            <text:list-item>
              <text:h text:style-name="Heading_20_2" text:outline-level="2">IST-Analyse</text:h>
            </text:list-item>
          </text:list>
        </text:list-item>
      </text:list>
      <text:p text:style-name="Text_20_body">Zur Zeit werden die Daten nicht gespeichert, das tägliche Wiegen, die Kalorienaufnahme und die Aktivität, werden nur wöchentlich auf einem Notizzettel erfasst.</text:p>
      <text:list xml:id="list29368543" text:continue-numbering="true" text:style-name="Outline">
        <text:list-item>
          <text:list>
            <text:list-item>
              <text:h text:style-name="Heading_20_2" text:outline-level="2">SOLL-Analyse</text:h>
            </text:list-item>
          </text:list>
        </text:list-item>
      </text:list>
      <text:p text:style-name="Standard">Durch das digitale und tägliche Speichern erhält der Benutzer eine bessere Übersicht über sein tägliches Verhalten und dem daraus resultierendem Gewicht.</text:p>
      <text:p text:style-name="Standard">Weiterhin können die Daten in einer CSV-Datei gespeichert werden und auf der Console ausgegeben werden. Weiterhin wird der BMI und die Gewichtsdifferenz zum Ausgangsgewicht berechnet.</text:p>
      <text:p text:style-name="Standard"/>
      <text:list xml:id="list29353206" text:continue-numbering="true" text:style-name="Outline">
        <text:list-item>
          <text:list>
            <text:list-item>
              <text:list>
                <text:list-item>
                  <text:h text:style-name="Heading_20_3" text:outline-level="3">Aufgabenverteilung</text:h>
                  <text:list>
                    <text:list-item>
                      <text:h text:style-name="Heading_20_4" text:outline-level="4">Tag 1</text:h>
                    </text:list-item>
                  </text:list>
                </text:list-item>
              </text:list>
            </text:list-item>
          </text:list>
        </text:list-item>
      </text:list>
      <text:list xml:id="list212456673000943238" text:style-name="WWNum1">
        <text:list-item>
          <text:p text:style-name="P5">Projektplanung</text:p>
        </text:list-item>
      </text:list>
      <text:list xml:id="list29364833" text:continue-list="list29353206" text:style-name="Outline">
        <text:list-item>
          <text:list>
            <text:list-item>
              <text:list>
                <text:list-item>
                  <text:list>
                    <text:list-item>
                      <text:h text:style-name="Heading_20_4" text:outline-level="4">Tag 2</text:h>
                    </text:list-item>
                  </text:list>
                </text:list-item>
              </text:list>
            </text:list-item>
          </text:list>
        </text:list-item>
      </text:list>
      <text:list xml:id="list7842121483185186246" text:style-name="WWNum2">
        <text:list-item>
          <text:p text:style-name="P6">Grundstruktur des Projektes erstellen</text:p>
        </text:list-item>
        <text:list-item>
          <text:p text:style-name="P6">OOP Klassen definieren</text:p>
        </text:list-item>
        <text:list-item>
          <text:p text:style-name="P6">Applikationstexte definieren</text:p>
        </text:list-item>
        <text:list-item>
          <text:p text:style-name="P6">Laufzeitspeicherungstest</text:p>
        </text:list-item>
        <text:list-item>
          <text:p text:style-name="P6">Datenbank definieren und anlegen</text:p>
        </text:list-item>
      </text:list>
      <text:list xml:id="list29360523" text:continue-list="list29364833" text:style-name="Outline">
        <text:list-item>
          <text:list>
            <text:list-item>
              <text:h text:style-name="Heading_20_2" text:outline-level="2">Tag 3:</text:h>
            </text:list-item>
          </text:list>
        </text:list-item>
      </text:list>
      <text:list xml:id="list2587704380213731061" text:style-name="WWNum3">
        <text:list-item>
          <text:p text:style-name="P7"><text:bookmark-end text:name="_Hlk67992579"/>MainFrame-Gui für für den Fitnessplan erstellen</text:p>
        </text:list-item>
        <text:list-item>
          <text:p text:style-name="P7">Gui-Controller erstellen und vorbereiten</text:p>
          <text:list>
            <text:list-item>
              <text:p text:style-name="P7">Variablen der Gui implementieren</text:p>
            </text:list-item>
            <text:list-item>
              <text:p text:style-name="P7">Event-Methoden erstellen</text:p>
            </text:list-item>
            <text:list-item>
              <text:p text:style-name="P7">Initialize-Methode erstellen </text:p>
            </text:list-item>
          </text:list>
        </text:list-item>
      </text:list>
      <text:list xml:id="list29352096" text:continue-list="list29360523" text:style-name="Outline">
        <text:list-item>
          <text:list>
            <text:list-item>
              <text:h text:style-name="Heading_20_2" text:outline-level="2"><text:soft-page-break/></text:h>
            </text:list-item>
            <text:list-item>
              <text:h text:style-name="Heading_20_2" text:outline-level="2"/>
            </text:list-item>
            <text:list-item>
              <text:h text:style-name="Heading_20_2" text:outline-level="2">Tag 4:</text:h>
            </text:list-item>
          </text:list>
        </text:list-item>
      </text:list>
      <text:list xml:id="list29345232" text:continue-list="list2587704380213731061" text:style-name="WWNum3">
        <text:list-item>
          <text:p text:style-name="P9">SQL-Keyword-Klasse erstellen</text:p>
        </text:list-item>
        <text:list-item>
          <text:p text:style-name="P9">DB-Manager Klasse erstellen</text:p>
        </text:list-item>
        <text:list-item>
          <text:p text:style-name="P9">Dao-Klasse für Klasse Person erstellen und implementieren</text:p>
        </text:list-item>
      </text:list>
      <text:list xml:id="list29374253" text:continue-list="list29352096" text:style-name="Outline">
        <text:list-item>
          <text:list>
            <text:list-item>
              <text:h text:style-name="P12" text:outline-level="2">Tag 5:</text:h>
            </text:list-item>
          </text:list>
        </text:list-item>
      </text:list>
      <text:list xml:id="list29345735" text:continue-list="list29345232" text:style-name="WWNum3">
        <text:list-item>
          <text:p text:style-name="P9">Dao-Klasse für FitnessPlan erstellen und implementieren</text:p>
        </text:list-item>
        <text:list-item>
          <text:p text:style-name="P9">Hizufuegen von Fitnessplänen implementieren</text:p>
          <text:list>
            <text:list-item>
              <text:p text:style-name="P8">Klasse DoubleDokument für die Restriktion von User-Eingaben erstellen</text:p>
            </text:list-item>
            <text:list-item>
              <text:p text:style-name="P10">Gui-Methode für das Hinzufügen implementieren</text:p>
            </text:list-item>
            <text:list-item>
              <text:p text:style-name="P10">JoptionPane erstellen</text:p>
            </text:list-item>
          </text:list>
        </text:list-item>
      </text:list>
      <text:list xml:id="list29348259" text:continue-list="list29374253" text:style-name="Outline">
        <text:list-item>
          <text:list>
            <text:list-item>
              <text:h text:style-name="P12" text:outline-level="2">Tag 6:</text:h>
            </text:list-item>
          </text:list>
        </text:list-item>
      </text:list>
      <text:list xml:id="list29361192" text:continue-list="list29345735" text:style-name="WWNum3">
        <text:list-item>
          <text:p text:style-name="P8">Cell-Listener Klasse für ListView erstellen</text:p>
        </text:list-item>
        <text:list-item>
          <text:p text:style-name="P8">Initialize-Methode implementieren</text:p>
        </text:list-item>
        <text:list-item>
          <text:p text:style-name="P9">Ändern von Fitnessplänen implementieren</text:p>
          <text:list>
            <text:list-item>
              <text:p text:style-name="P8">Klasse IntegerDokument für die Restriktion von User-Eingaben erstellen</text:p>
            </text:list-item>
            <text:list-item>
              <text:p text:style-name="P9">Gui-Methode für das Ändern implementieren</text:p>
            </text:list-item>
            <text:list-item>
              <text:p text:style-name="P10">JoptionPane erstellen</text:p>
            </text:list-item>
          </text:list>
        </text:list-item>
      </text:list>
      <text:list xml:id="list29373381" text:continue-list="list29348259" text:style-name="Outline">
        <text:list-item>
          <text:list>
            <text:list-item>
              <text:h text:style-name="P12" text:outline-level="2">Tag 7:</text:h>
            </text:list-item>
          </text:list>
        </text:list-item>
      </text:list>
      <text:list xml:id="list29354535" text:continue-list="list29361192" text:style-name="WWNum3">
        <text:list-item>
          <text:p text:style-name="P9">Löschen von Fitnessplänen implementieren</text:p>
          <text:list>
            <text:list-item>
              <text:p text:style-name="P10">Gui-Methode für das Loschen implementieren</text:p>
            </text:list-item>
          </text:list>
        </text:list-item>
        <text:list-item>
          <text:p text:style-name="P10">Dao-Klasse für FitnessPerson erstellen und implementieren</text:p>
        </text:list-item>
      </text:list>
      <text:list xml:id="list29354251" text:continue-list="list29373381" text:style-name="Outline">
        <text:list-item>
          <text:list>
            <text:list-item>
              <text:h text:style-name="P12" text:outline-level="2">Tag 8:</text:h>
            </text:list-item>
          </text:list>
        </text:list-item>
      </text:list>
      <text:list xml:id="list29357420" text:continue-list="list29354535" text:style-name="WWNum3">
        <text:list-item>
          <text:p text:style-name="P9">Menüführung für das Anlegen eines Benutzers erstellen</text:p>
        </text:list-item>
        <text:list-item>
          <text:p text:style-name="P10">Gui-Methode für das Anlegen eines Benutzers implementieren</text:p>
        </text:list-item>
      </text:list>
      <text:list xml:id="list29371234" text:continue-list="list29354251" text:style-name="Outline">
        <text:list-item>
          <text:list>
            <text:list-item>
              <text:h text:style-name="P12" text:outline-level="2">Tag 9:</text:h>
            </text:list-item>
          </text:list>
        </text:list-item>
      </text:list>
      <text:list xml:id="list29349290" text:continue-list="list29357420" text:style-name="WWNum3">
        <text:list-item>
          <text:p text:style-name="P8">CSV-FileHandler erstellen</text:p>
        </text:list-item>
        <text:list-item>
          <text:p text:style-name="P10">Methode für für Export-CSV-File implementieren</text:p>
        </text:list-item>
        <text:list-item>
          <text:p text:style-name="P10">Methode für für Gewichtsdifferenz-Brechnung implementieren</text:p>
        </text:list-item>
        <text:list-item>
          <text:p text:style-name="P10">Methode für für BMI-Berechnung implementieren</text:p>
        </text:list-item>
      </text:list>
      <text:list xml:id="list29366800" text:continue-list="list29371234" text:style-name="Outline">
        <text:list-item>
          <text:list>
            <text:list-item>
              <text:h text:style-name="P12" text:outline-level="2"><text:soft-page-break/>Tag 10:</text:h>
            </text:list-item>
          </text:list>
        </text:list-item>
      </text:list>
      <text:list xml:id="list29346843" text:continue-list="list29349290" text:style-name="WWNum3">
        <text:list-item>
          <text:p text:style-name="P10">Ausgiebige Tests der Anwendung</text:p>
        </text:list-item>
        <text:list-item>
          <text:p text:style-name="P10">dazu wurde der User „Hugo“ in der Tabelle Person mit Fitnessplaneinträgen angelegt</text:p>
        </text:list-item>
      </text:list>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Noto Sans CJK SC"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text-properties fo:font-style="italic" fo:font-weight="bold" style:font-style-asian="italic" style:font-weight-asian="bold" style:font-style-complex="italic"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Überschrift_20_2_20_Zchn" style:display-name="Überschrift 2 Zchn" style:family="text" style:parent-style-name="Default_20_Paragraph_20_Font">
      <style:text-properties style:font-name="Liberation Sans1" fo:font-size="14pt" fo:font-weight="bold" style:font-name-asian="Noto Sans CJK SC" style:font-size-asian="14pt" style:font-weight-asian="bold" style:font-size-complex="14pt" style:font-weight-complex="bold"/>
    </style:style>
    <style:style style:name="ListLabel_20_1" style:display-name="ListLabel 1" style:family="text">
      <style:text-properties style:font-name-asian="OpenSymbol2"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dolf Histel</meta:initial-creator>
    <dc:creator>a e</dc:creator>
    <meta:editing-cycles>16</meta:editing-cycles>
    <meta:creation-date>2021-03-30T08:25:00</meta:creation-date>
    <dc:date>2021-07-02T09:13:31.04</dc:date>
    <meta:editing-duration>PT4H40M11S</meta:editing-duration>
    <meta:generator>OpenOffice_Beta/4.1.0$Win32 OpenOffice.org_project/410m14$Build-9760</meta:generator>
    <meta:document-statistic meta:table-count="0" meta:image-count="0" meta:object-count="0" meta:page-count="4" meta:paragraph-count="78" meta:word-count="537" meta:character-count="37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